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03b" officeooo:paragraph-rsid="0014303b"/>
    </style:style>
    <style:style style:name="P2" style:family="paragraph" style:parent-style-name="Standard">
      <style:text-properties officeooo:rsid="00158e78" officeooo:paragraph-rsid="00158e78"/>
    </style:style>
    <style:style style:name="P3" style:family="paragraph" style:parent-style-name="Standard">
      <style:text-properties officeooo:rsid="0016d222" officeooo:paragraph-rsid="0016d222"/>
    </style:style>
    <style:style style:name="P4" style:family="paragraph" style:parent-style-name="Standard">
      <style:text-properties officeooo:rsid="001719a2" officeooo:paragraph-rsid="001719a2"/>
    </style:style>
    <style:style style:name="T1" style:family="text">
      <style:text-properties officeooo:rsid="001719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ardar partida, informació de refrec.</text:p>
      <text:p text:style-name="P1"/>
      <text:p text:style-name="P2">Jugadores</text:p>
      <text:p text:style-name="P2"><text:span text:style-name="T1">niv, </text:span>ni1, ni2, ni3, ni4, n5, ni6</text:p>
      <text:p text:style-name="P2">pos[i] i= 0,…, 5</text:p>
      <text:p text:style-name="P2">gallo[i][j]</text:p>
      <text:p text:style-name="P2">ven</text:p>
      <text:p text:style-name="P3">turno</text:p>
      <text:p text:style-name="P4">asignatura[i][j]</text:p>
      <text:p text:style-name="P4">cmin, chor, marcatemp</text:p>
      <text:p text:style-name="P3">Nom</text:p>
      <text:p text:style-name="P3">Contrasenya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07:24:49.336438199</meta:creation-date>
    <dc:date>2022-07-28T07:48:11.025200595</dc:date>
    <meta:editing-duration>PT12M5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6" meta:character-count="165" meta:non-whitespace-character-count="150"/>
  </office:meta>
</office:document-meta>
</file>